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Gilmore" svg:font-family="Gilmor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Gilmore" fo:font-size="20pt" officeooo:rsid="001adb3e" officeooo:paragraph-rsid="001adb3e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Gilmore" fo:font-size="60pt" style:text-underline-style="solid" style:text-underline-width="auto" style:text-underline-color="font-color" officeooo:rsid="00181734" officeooo:paragraph-rsid="00181734" style:font-size-asian="60pt" style:font-size-complex="60pt"/>
    </style:style>
    <style:style style:name="P3" style:family="paragraph" style:parent-style-name="Standard">
      <style:paragraph-properties fo:text-align="start" style:justify-single-word="false"/>
      <style:text-properties style:font-name="Gilmore" fo:font-size="20pt" officeooo:rsid="001adb3e" officeooo:paragraph-rsid="001adb3e" style:font-size-asian="17.5pt" style:font-size-complex="20pt"/>
    </style:style>
    <style:style style:name="T1" style:family="text">
      <style:text-properties officeooo:rsid="001adb3e"/>
    </style:style>
    <style:style style:name="T2" style:family="text">
      <style:text-properties officeooo:rsid="001bd103"/>
    </style:style>
    <style:style style:name="T3" style:family="text">
      <style:text-properties officeooo:rsid="001cbd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ueless <text:span text:style-name="T1">Rules</text:span></text:p>
      <text:p text:style-name="P2"/>
      <text:p text:style-name="P1">1. <text:span text:style-name="T3">only </text:span>En<text:span text:style-name="T2">g</text:span>lish headwords from, <text:span text:style-name="T2">say, </text:span>a college dictionary</text:p>
      <text:p text:style-name="P1"><text:tab/>(approx 60,000 word dictionary)</text:p>
      <text:p text:style-name="P1">2 no <text:span text:style-name="T3">proper names, </text:span>plurals, hyphenated words, apostrophes</text:p>
      <text:p text:style-name="P1">3. <text:span text:style-name="T3">note the time allowed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Gilmore" svg:font-family="Gilmor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1T10:37:55.960994368</meta:creation-date>
    <dc:date>2020-05-21T13:29:23.415785223</dc:date>
    <meta:editing-duration>PT15M27S</meta:editing-duration>
    <meta:editing-cycles>4</meta:editing-cycles>
    <meta:generator>LibreOffice/6.3.6.2$Linux_X86_64 LibreOffice_project/30$Build-2</meta:generator>
    <meta:document-statistic meta:table-count="0" meta:image-count="0" meta:object-count="0" meta:page-count="1" meta:paragraph-count="5" meta:word-count="28" meta:character-count="184" meta:non-whitespace-character-count="160"/>
  </office:meta>
</office:document-meta>
</file>